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paragraph-rsid="0008e66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T1" style:family="text">
      <style:text-properties officeooo:rsid="0008e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WWW</text:h>
      <text:p text:style-name="P3"><text:span text:style-name="T1">World wide web é uma coleção de documentos e recursos com os quais as pessoas podem interagir. É um serviço utilizado na internet, que permite acesso a documentos multimidia, as chamadas paginas web ou sites, ou seja, é um sistema de hipertexto baseada principalmente no protocolo HTTP.</text:span></text:p>
      <text:p text:style-name="P1"><text:line-break/>O "WWW" em uma URL representa <text:span text:style-name="T1">o</text:span> subdomínio "World Wide Web". O termo "World Wide Web" refere-se à rede global de informações acessíveis através da internet. Quando você vê "www" como parte de uma URL, isso geralmente indica que o recurso está localizado na parte da web de um domínio específico.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0:55:11.797000000</meta:creation-date>
    <dc:date>2023-12-02T16:29:58.361000000</dc:date>
    <meta:editing-duration>PT3H11M24S</meta:editing-duration>
    <meta:editing-cycles>2</meta:editing-cycles>
    <meta:generator>EasyOffice/7.6.2.1.0$Windows_X86_64 LibreOffice_project/0bc4d647150f05f02b71ccb5539a4012b57f1faf</meta:generator>
    <meta:document-statistic meta:table-count="0" meta:image-count="0" meta:object-count="0" meta:page-count="1" meta:paragraph-count="3" meta:word-count="99" meta:character-count="586" meta:non-whitespace-character-count="488"/>
  </office:meta>
</office:document-meta>
</file>